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otoSans NF" svg:font-family="'NotoSans NF'" style:font-family-generic="swiss"/>
    <style:font-face style:name="NotoSans NF1" svg:font-family="'NotoSans NF'"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04d52e" officeooo:paragraph-rsid="0004d52e"/>
    </style:style>
    <style:style style:name="P2"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04d52e" officeooo:paragraph-rsid="0004d52e" style:font-weight-asian="bold" style:font-weight-complex="bold"/>
    </style:style>
    <style:style style:name="P3" style:family="paragraph" style:parent-style-name="Standard">
      <style:paragraph-properties fo:line-height="200%" fo:text-align="left" style:justify-single-word="false" fo:text-indent="0.5in" style:auto-text-indent="true"/>
      <style:text-properties style:text-underline-style="none" fo:font-weight="normal" officeooo:rsid="0004d52e" officeooo:paragraph-rsid="0004d52e" style:font-weight-asian="normal" style:font-weight-complex="normal"/>
    </style:style>
    <style:style style:name="P4"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05fcba" officeooo:paragraph-rsid="0005fcba" style:font-weight-asian="bold" style:font-weight-complex="bold"/>
    </style:style>
    <style:style style:name="P5" style:family="paragraph" style:parent-style-name="Standard">
      <style:paragraph-properties fo:line-height="200%" fo:text-align="left" style:justify-single-word="false" fo:text-indent="0.5in" style:auto-text-indent="true"/>
      <style:text-properties style:text-underline-style="none" fo:font-weight="normal" officeooo:rsid="0005fcba" officeooo:paragraph-rsid="0005fcba" style:font-weight-asian="normal" style:font-weight-complex="normal"/>
    </style:style>
    <style:style style:name="P6" style:family="paragraph" style:parent-style-name="Standard">
      <style:paragraph-properties fo:line-height="200%" fo:text-align="left" style:justify-single-word="false" fo:text-indent="0.5in" style:auto-text-indent="true"/>
      <style:text-properties style:text-underline-style="none" fo:font-weight="normal" officeooo:rsid="0005fcba" officeooo:paragraph-rsid="0006d7e0" style:font-weight-asian="normal" style:font-weight-complex="normal"/>
    </style:style>
    <style:style style:name="P7" style:family="paragraph" style:parent-style-name="Standard">
      <style:paragraph-properties fo:line-height="200%" fo:text-align="left" style:justify-single-word="false" fo:text-indent="0.5in" style:auto-text-indent="true"/>
      <style:text-properties style:text-underline-style="none" fo:font-weight="normal" officeooo:rsid="0006d7e0" officeooo:paragraph-rsid="0006d7e0" style:font-weight-asian="normal" style:font-weight-complex="normal"/>
    </style:style>
    <style:style style:name="P8"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06d7e0" officeooo:paragraph-rsid="0006d7e0" style:font-weight-asian="bold" style:font-weight-complex="bold"/>
    </style:style>
    <style:style style:name="P9"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07f728" officeooo:paragraph-rsid="0007f728" style:font-weight-asian="bold" style:font-weight-complex="bold"/>
    </style:style>
    <style:style style:name="P10" style:family="paragraph" style:parent-style-name="Standard">
      <style:paragraph-properties fo:line-height="200%" fo:text-align="left" style:justify-single-word="false" fo:text-indent="0.5in" style:auto-text-indent="true"/>
      <style:text-properties style:text-underline-style="none" fo:font-weight="normal" officeooo:rsid="0007f728" officeooo:paragraph-rsid="0007f728" style:font-weight-asian="normal" style:font-weight-complex="normal"/>
    </style:style>
    <style:style style:name="T1" style:family="text">
      <style:text-properties officeooo:rsid="0005fcba"/>
    </style:style>
    <style:style style:name="T2" style:family="text">
      <style:text-properties officeooo:rsid="0006d7e0"/>
    </style:style>
    <style:style style:name="T3" style:family="text">
      <style:text-properties officeooo:rsid="0007f7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thew 7:1-12 – Judge</text:p>
      <text:p text:style-name="P2">Preface</text:p>
      <text:p text:style-name="P3"><text:tab/>This week we begin the ending of the Sermon On The Mount. Chapter 7 of Matthew is the last part of Jesus’ wonderful sermon. After this sermon we see Jesus going out and healing the sick, cleansing the leapers and renewing sight to the blind. Before all that took place we will discuss something that almost every Christian in its history has had thrown in their face. The beginning of chapter 7 begins with what the world thinks is their saving grace, but in reality it is their condemnation. </text:p>
      <text:p text:style-name="P2">Vs. 1-2</text:p>
      <text:p text:style-name="P3"><text:tab/>A. <text:span text:style-name="T1">The gotcha moment for all non-Christians to Christians. The world will repeat this and repeat this, but in reality like all things on the Sermon On The Mount, it is the final piece of what a Godly life looks like.</text:span></text:p>
      <text:p text:style-name="P3"><text:tab/><text:span text:style-name="T1">B. This part of Jesus’ sermon could not happen unless all the other parts of it are also taken into consideration. This part is specifically and only for Christians to other Christians. The world need not apply.</text:span></text:p>
      <text:p text:style-name="P3"><text:tab/><text:span text:style-name="T1">C. In I Corinthians 6:3 we are told that we are to judge angels, In Matthew 16:19 and 18:18 we are told what we bind in earth will be bound in heaven and loosed on earth will be loosed in heaven, thus making the church God’s instrument of judgment to the world. </text:span></text:p>
      <text:p text:style-name="P4">Vs. 3-5</text:p>
      <text:p text:style-name="P5"><text:tab/>A. Obviously Jesus is using hyperbole language here. He is making a point that when you call out sin don’t forget that you too are a sinner</text:p>
      <text:p text:style-name="P5"><text:tab/>B. Sometimes when we call out sin we do it to feel better about ourselves. Think of how proud some are when a big name falls from grace. Some people who were once pillars of the Christian community have been disgraced by their own actions, but we are not to revel in this.</text:p>
      <text:p text:style-name="P5"><text:tab/>C. The world will see this as a slight against us, we use it as a weapon against other Christians, we are to do as Christ commanded in chapter 6:14 and forgive or else.</text:p>
      <text:p text:style-name="P5"><text:soft-page-break/><text:tab/>D. Obviously calling out sin without first acknowledging your own faults is a recipe for disaster. Remember we are all sinner who have fallen short of the glory of God, we were all once enemies of God but Christ died for us anyway. </text:p>
      <text:p text:style-name="P5"><text:tab/>E. The same compassion and mercy that Jesus bestows upon us needs to be bestowed upon others. </text:p>
      <text:p text:style-name="P4">Vs. 6</text:p>
      <text:p text:style-name="P6"><text:tab/>A. <text:span text:style-name="T2">Whenever the bible mentions swine, or dogs you know it has to be bad. Dogs and swine were thought to be unholy animals and just being around them made one unclean in Levitical law. </text:span></text:p>
      <text:p text:style-name="P7"><text:tab/>B. This is not telling us to not spread the Gospel to everyone. In fact that would make Jesus’ final words in Matthew a direct contradiction. This has a deeper meaning. When Jesus sends out His disciples He gave them a command in Matthew 10:14 and paralleled in Luke 9:5 and Mark 6:11 to “shake the dust off of your feet”. This of course means leave them to their own judgment and devices. </text:p>
      <text:p text:style-name="P7"><text:tab/>C. We do not stop proclaiming the Gospel, but if the hearer is just wanting to argue and ridicule we are to not waste what precious time we have here on earth. A person who is unwilling to hear the Word of God is already judging themselves. If people earnestly want to hear the Gospel without fighting we are to witness, if not we are to just leave and let God work on them.</text:p>
      <text:p text:style-name="P8">Vs.7-8</text:p>
      <text:p text:style-name="P7"><text:tab/>A. Originally the bible did not have number and verses or titles and subtitles. It was not until much later that those were added, a lot of the time they are at good breaks, but sometimes they are not. This to me is one of these. (explain)</text:p>
      <text:p text:style-name="P7"><text:tab/>B. This is a continuation of the above passages, if someone is truly seeking God they will find Him, if you knock on His door He is always there to answer. If you earnestly search for Him you will find him. </text:p>
      <text:p text:style-name="P7"><text:tab/>C. God never closes the door to those who are desperately searching for Him. After a life of trying to live as the world does the only logical step would be to seek the one who made it.</text:p>
      <text:p text:style-name="P8"><text:soft-page-break/>Vs. <text:span text:style-name="T3">9-11</text:span></text:p>
      <text:p text:style-name="P7"><text:tab/><text:span text:style-name="T3">A. The world knows how to give gifts to its own, the world even loves their own children. They, for the most part, feed them, clothe them, give them love. The world loves its own and can show love to their own.</text:span></text:p>
      <text:p text:style-name="P7"><text:tab/><text:span text:style-name="T3">B. If the world can do this, How much more does Jesus do it for us? How much more does God love His children than what the world does. The world offers earthy reprieve, but God offers heavenly reprieve. </text:span></text:p>
      <text:p text:style-name="P7"><text:tab/><text:span text:style-name="T3">C. We are again only here for a limited amount of time. Think of this life as training for the next one which is eternal. This scripture is not telling us that God gives us all our wants, but He does provide our needs, and loves us so much that the world cannot comprehend or compare.</text:span></text:p>
      <text:p text:style-name="P9">Vs. 12</text:p>
      <text:p text:style-name="P10"><text:tab/>A. Ah yes the golden rule, He who has the gold makes all the rules! Or at least that is what the world thinks the golden rule is. For the most part without Jesus that statement would be correct. Without God who has the most wealth controls everything. We see this in society today with kings, and queens, presidents and congressmen. </text:p>
      <text:p text:style-name="P10"><text:tab/>B. The real golden rule is treat others how you want to be treated. Because again this life is just training for the next life. We treat others the way Christ treated and loved them. We forgive as Christ forgives and we love as Christ loves. </text:p>
      <text:p text:style-name="P10"><text:tab/>C. If you look up the 10 commandments they can be narrowed down into two statements as Jesus quoted. In Matthew 22. “37 Jesus replied: “‘Love the Lord your God with all your heart and with all your soul and with all your mind.’38 This is the first and greatest commandment. 39 And the second is like it: ‘Love your neighbor as yourself.’ 40 All the Law and the Prophets hang on these two commandments.”</text:p>
      <text:p text:style-name="P9">Ending</text:p>
      <text:p text:style-name="P10"><text:soft-page-break/><text:tab/>No matter how hard we try to win some people for Christ it is ultimately up to God whether or not that person comes to Him. Decisions have to be made on our part but it is Christ who draws them unto himself. Either way if they come or not that is not up to us, our job is to be Christ’s representative here on earth and we are to spread His gospel to all nations. Sometimes people wont want to hear it and we have to be ok with just walking away. Sometimes they will hear earnestly and will seek and search and they will find Him. </text:p>
      <text:p text:style-name="P9">Pray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otoSans NF" svg:font-family="'NotoSans NF'" style:font-family-generic="swiss"/>
    <style:font-face style:name="NotoSans NF1" svg:font-family="'NotoSans N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Sans NF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Sans N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Sans NF1" style:font-family-complex="'NotoSans N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hristopher Lorenzo</meta:initial-creator>
    <meta:creation-date>2026-03-19T11:07:07.323511064</meta:creation-date>
    <dc:date>2026-03-19T11:54:17.481625220</dc:date>
    <dc:creator>Christopher Lorenzo</dc:creator>
    <meta:editing-duration>PT12M9S</meta:editing-duration>
    <meta:editing-cycles>1</meta:editing-cycles>
    <meta:document-statistic meta:table-count="0" meta:image-count="0" meta:object-count="0" meta:page-count="4" meta:paragraph-count="32" meta:word-count="1145" meta:character-count="5973" meta:non-whitespace-character-count="4826"/>
    <meta:generator>LibreOffice/26.2.1.2$Linux_X86_64 LibreOffice_project/5937a82db3889b586a62e0a27a0d74b840403d7c</meta:generator>
  </office:meta>
</office:document-meta>
</file>